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fill-color="#d8c1c5" draw:textarea-horizontal-align="justify" draw:textarea-vertical-align="middle" draw:auto-grow-height="false" fo:min-height="1.867cm" fo:min-width="2.38cm"/>
    </style:style>
    <style:style style:name="gr3" style:family="graphic" style:parent-style-name="standard">
      <style:graphic-properties draw:fill-color="#f2e1a9" draw:textarea-horizontal-align="justify" draw:textarea-vertical-align="middle" draw:auto-grow-height="false" fo:min-height="0.69cm" fo:min-width="6.6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1.781cm"/>
    </style:style>
    <style:style style:name="gr5" style:family="graphic" style:parent-style-name="standard">
      <style:graphic-properties draw:fill-color="#f2e1a9" draw:textarea-horizontal-align="justify" draw:textarea-vertical-align="middle" draw:auto-grow-height="false" fo:min-height="0.597cm" fo:min-width="3.5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1cm" fo:min-width="4.02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.49cm"/>
    </style:style>
    <style:style style:name="gr9" style:family="graphic" style:parent-style-name="standard">
      <style:graphic-properties draw:fill-color="#d8c1c5" draw:textarea-horizontal-align="justify" draw:textarea-vertical-align="middle" draw:auto-grow-height="false" fo:min-height="1.868cm" fo:min-width="2.38cm"/>
    </style:style>
    <style:style style:name="gr10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7cm" fo:min-width="0cm"/>
    </style:style>
    <style:style style:name="gr16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</style:style>
    <style:style style:name="gr18" style:family="graphic" style:parent-style-name="objectwithoutfill">
      <style:graphic-properties draw:stroke="solid" draw:stroke-dash="Ultrafine_20_Dashed" svg:stroke-width="0.081cm" svg:stroke-color="#88133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53cm" svg:stroke-color="#7c273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d8c1c5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2e1a9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color="#7c273e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color="#7c273e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7c273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9cm" svg:y1="3.081cm" svg:x2="8.9cm" svg:y2="13.244cm">
            <text:p/>
          </draw:line>
          <draw:line draw:style-name="gr1" draw:text-style-name="P1" draw:layer="layout" svg:x1="10.65cm" svg:y1="3.069cm" svg:x2="10.65cm" svg:y2="13.232cm">
            <text:p/>
          </draw:line>
          <draw:line draw:style-name="gr1" draw:text-style-name="P1" draw:layer="layout" svg:x1="9.983cm" svg:y1="3.08cm" svg:x2="9.983cm" svg:y2="13.243cm">
            <text:p/>
          </draw:line>
          <draw:custom-shape draw:style-name="gr2" draw:text-style-name="P3" draw:layer="layout" svg:width="2.88cm" svg:height="2.117cm" svg:x="8.161cm" svg:y="3.52cm">
            <text:p text:style-name="P2"><text:span text:style-name="T1">ADC 0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263cm" svg:height="1.218cm" draw:transform="rotate (1.5707963267949) translate (13.065cm 12.557cm)">
            <text:p/>
            <draw:enhanced-geometry svg:viewBox="0 0 21600 21600" draw:glue-points="?f6 10800 10800 21600 ?f5 10800 10800 0" draw:text-areas="?f3 ?f3 ?f4 ?f4" draw:type="trapezoid" draw:modifiers="1313.802411373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5" draw:layer="layout" svg:width="4.186cm" svg:height="1.345cm" svg:x="15.229cm" svg:y="6.715cm">
            <draw:text-box>
              <text:p><text:span text:style-name="T1">Bit stream</text:span></text:p>
            </draw:text-box>
          </draw:frame>
          <draw:custom-shape draw:style-name="gr5" draw:text-style-name="P4" draw:layer="layout" svg:width="4.076cm" svg:height="0.847cm" svg:x="5.191cm" svg:y="13.995cm">
            <text:p/>
            <draw:enhanced-geometry svg:viewBox="0 0 21600 21600" draw:glue-points="?f6 10800 10800 21600 ?f5 10800 10800 0" draw:text-areas="?f3 ?f3 ?f4 ?f4" draw:mirror-vertical="true" draw:mirror-horizontal="false" draw:type="trapezoid" draw:modifiers="2512.860355755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" draw:text-style-name="P7" draw:layer="layout" svg:width="5.479cm" svg:height="1.581cm" svg:x="2.125cm" svg:y="3.529cm">
            <draw:text-box>
              <text:p text:style-name="P6"><text:span text:style-name="T2">Differential ANALOG input</text:span></text:p>
            </draw:text-box>
          </draw:frame>
          <draw:line draw:style-name="gr7" draw:text-style-name="P1" draw:layer="layout" svg:x1="11.04cm" svg:y1="4.593cm" svg:x2="13.054cm" svg:y2="4.593cm">
            <text:p/>
          </draw:line>
          <draw:line draw:style-name="gr7" draw:text-style-name="P1" draw:layer="layout" svg:x1="7.23cm" svg:y1="5.509cm" svg:x2="8.184cm" svg:y2="5.509cm">
            <text:p/>
          </draw:line>
          <draw:frame draw:style-name="gr8" draw:text-style-name="P9" draw:layer="layout" svg:width="0.99cm" svg:height="0.666cm" svg:x="8.011cm" svg:y="5.064cm">
            <draw:text-box>
              <text:p text:style-name="P8"><text:span text:style-name="T3">EN</text:span></text:p>
            </draw:text-box>
          </draw:frame>
          <draw:custom-shape draw:style-name="gr2" draw:text-style-name="P3" draw:layer="layout" svg:width="2.88cm" svg:height="2.117cm" svg:x="8.161cm" svg:y="5.77cm">
            <text:p text:style-name="P2"><text:span text:style-name="T1">ADC 00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1.042cm" svg:y1="6.869cm" svg:x2="13.056cm" svg:y2="6.869cm">
            <text:p/>
          </draw:line>
          <draw:line draw:style-name="gr7" draw:text-style-name="P1" draw:layer="layout" svg:x1="7.23cm" svg:y1="7.759cm" svg:x2="8.184cm" svg:y2="7.759cm">
            <text:p/>
          </draw:line>
          <draw:custom-shape draw:style-name="gr2" draw:text-style-name="P3" draw:layer="layout" svg:width="2.88cm" svg:height="2.117cm" svg:x="8.161cm" svg:y="8.021cm">
            <text:p text:style-name="P2"><text:span text:style-name="T1">ADC 00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1.04cm" svg:y1="9.094cm" svg:x2="13.054cm" svg:y2="9.094cm">
            <text:p/>
          </draw:line>
          <draw:line draw:style-name="gr7" draw:text-style-name="P1" draw:layer="layout" svg:x1="7.23cm" svg:y1="10.01cm" svg:x2="8.184cm" svg:y2="10.01cm">
            <text:p/>
          </draw:line>
          <draw:custom-shape draw:style-name="gr9" draw:text-style-name="P3" draw:layer="layout" svg:width="2.88cm" svg:height="2.118cm" svg:x="8.161cm" svg:y="10.271cm">
            <text:p text:style-name="P2"><text:span text:style-name="T1">ADC 00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1.04cm" svg:y1="11.345cm" svg:x2="13.054cm" svg:y2="11.345cm">
            <text:p/>
          </draw:line>
          <draw:line draw:style-name="gr7" draw:text-style-name="P1" draw:layer="layout" svg:x1="7.23cm" svg:y1="12.261cm" svg:x2="8.184cm" svg:y2="12.261cm">
            <text:p/>
          </draw:line>
          <draw:line draw:style-name="gr10" draw:text-style-name="P1" draw:layer="layout" svg:x1="7.23cm" svg:y1="5.508cm" svg:x2="7.23cm" svg:y2="13.984cm">
            <text:p/>
          </draw:line>
          <draw:line draw:style-name="gr7" draw:text-style-name="P1" draw:layer="layout" svg:x1="6.379cm" svg:y1="15.572cm" svg:x2="6.379cm" svg:y2="14.753cm">
            <text:p/>
          </draw:line>
          <draw:line draw:style-name="gr7" draw:text-style-name="P1" draw:layer="layout" svg:x1="8.101cm" svg:y1="16.208cm" svg:x2="8.101cm" svg:y2="14.753cm">
            <text:p/>
          </draw:line>
          <draw:line draw:style-name="gr11" draw:text-style-name="P1" draw:layer="layout" svg:x1="7.654cm" svg:y1="12.675cm" svg:x2="6.595cm" svg:y2="13.243cm">
            <text:p/>
          </draw:line>
          <draw:frame draw:style-name="gr12" draw:text-style-name="P5" draw:layer="layout" svg:width="0.648cm" svg:height="1.035cm" svg:x="6.103cm" svg:y="12.926cm">
            <draw:text-box>
              <text:p text:style-name="P10"><text:span text:style-name="T1">4</text:span></text:p>
            </draw:text-box>
          </draw:frame>
          <draw:frame draw:style-name="gr13" draw:text-style-name="P7" draw:layer="layout" svg:width="1.778cm" svg:height="1.191cm" svg:x="3.113cm" svg:y="15.859cm">
            <draw:text-box>
              <text:p text:style-name="P6"><text:span text:style-name="T2">se</text:span><text:span text:style-name="T2">l_</text:span><text:span text:style-name="T2">1</text:span></text:p>
            </draw:text-box>
          </draw:frame>
          <draw:frame draw:style-name="gr14" draw:text-style-name="P12" draw:layer="layout" svg:width="2.09cm" svg:height="0.816cm" draw:transform="rotate (-1.5707963267949) translate (10.286cm 1.181cm)">
            <draw:text-box>
              <text:p text:style-name="P11"><text:span text:style-name="T4">CLK_SAR</text:span></text:p>
            </draw:text-box>
          </draw:frame>
          <draw:frame draw:style-name="gr15" draw:text-style-name="P12" draw:layer="layout" svg:width="2.09cm" svg:height="0.787cm" draw:transform="rotate (-1.5707963267949) translate (10.931cm 1.214cm)">
            <draw:text-box>
              <text:p text:style-name="P11"><text:span text:style-name="T4">CLK_CMP</text:span></text:p>
            </draw:text-box>
          </draw:frame>
          <draw:frame draw:style-name="gr14" draw:text-style-name="P14" draw:layer="layout" svg:width="2.09cm" svg:height="0.816cm" draw:transform="rotate (-1.5707963267949) translate (9.212cm 1.298cm)">
            <draw:text-box>
              <text:p text:style-name="P13"><text:span text:style-name="T5">SAMPLE</text:span></text:p>
            </draw:text-box>
          </draw:frame>
          <draw:line draw:style-name="gr16" draw:text-style-name="P1" draw:layer="layout" svg:x1="4.478cm" svg:y1="15.625cm" svg:x2="13.37cm" svg:y2="15.678cm">
            <text:p/>
          </draw:line>
          <draw:frame draw:style-name="gr17" draw:text-style-name="P7" draw:layer="layout" svg:width="3.676cm" svg:height="1.153cm" svg:x="5.76cm" svg:y="14.09cm">
            <draw:text-box>
              <text:p text:style-name="P6"><text:span text:style-name="T6">4 bits Decoder</text:span><text:span text:style-name="T2"> </text:span></text:p>
            </draw:text-box>
          </draw:frame>
          <draw:line draw:style-name="gr16" draw:text-style-name="P1" draw:layer="layout" svg:x1="4.5cm" svg:y1="16.207cm" svg:x2="13.944cm" svg:y2="16.23cm">
            <text:p/>
          </draw:line>
          <draw:line draw:style-name="gr7" draw:text-style-name="P1" draw:layer="layout" svg:x1="13.4cm" svg:y1="15.678cm" svg:x2="13.4cm" svg:y2="12.395cm">
            <text:p/>
          </draw:line>
          <draw:line draw:style-name="gr7" draw:text-style-name="P1" draw:layer="layout" svg:x1="13.982cm" svg:y1="16.208cm" svg:x2="13.982cm" svg:y2="12.184cm">
            <text:p/>
          </draw:line>
          <draw:line draw:style-name="gr7" draw:text-style-name="P1" draw:layer="layout" svg:x1="14.32cm" svg:y1="7.632cm" svg:x2="16.334cm" svg:y2="7.632cm">
            <text:p/>
          </draw:line>
          <draw:line draw:style-name="gr18" draw:text-style-name="P1" draw:layer="layout" svg:x1="2.361cm" svg:y1="4.373cm" svg:x2="8.078cm" svg:y2="4.347cm">
            <text:p/>
          </draw:line>
          <draw:line draw:style-name="gr18" draw:text-style-name="P1" draw:layer="layout" svg:x1="4.902cm" svg:y1="6.682cm" svg:x2="8.079cm" svg:y2="6.682cm">
            <text:p/>
          </draw:line>
          <draw:line draw:style-name="gr18" draw:text-style-name="P1" draw:layer="layout" svg:x1="4.902cm" svg:y1="9.099cm" svg:x2="8.079cm" svg:y2="9.099cm">
            <text:p/>
          </draw:line>
          <draw:line draw:style-name="gr18" draw:text-style-name="P1" draw:layer="layout" svg:x1="4.902cm" svg:y1="11.266cm" svg:x2="8.079cm" svg:y2="11.266cm">
            <text:p/>
          </draw:line>
          <draw:line draw:style-name="gr19" draw:text-style-name="P1" draw:layer="layout" svg:x1="4.901cm" svg:y1="11.254cm" svg:x2="4.901cm" svg:y2="4.373cm">
            <text:p/>
          </draw:line>
          <draw:frame draw:style-name="gr8" draw:text-style-name="P9" draw:layer="layout" svg:width="0.99cm" svg:height="0.666cm" svg:x="8.011cm" svg:y="7.264cm">
            <draw:text-box>
              <text:p text:style-name="P8"><text:span text:style-name="T3">EN</text:span></text:p>
            </draw:text-box>
          </draw:frame>
          <draw:frame draw:style-name="gr8" draw:text-style-name="P9" draw:layer="layout" svg:width="0.99cm" svg:height="0.666cm" svg:x="8.011cm" svg:y="9.564cm">
            <draw:text-box>
              <text:p text:style-name="P8"><text:span text:style-name="T3">EN</text:span></text:p>
            </draw:text-box>
          </draw:frame>
          <draw:frame draw:style-name="gr8" draw:text-style-name="P9" draw:layer="layout" svg:width="0.99cm" svg:height="0.666cm" svg:x="8.011cm" svg:y="11.864cm">
            <draw:text-box>
              <text:p text:style-name="P8"><text:span text:style-name="T3">EN</text:span></text:p>
            </draw:text-box>
          </draw:frame>
          <draw:frame draw:style-name="gr13" draw:text-style-name="P7" draw:layer="layout" svg:width="1.778cm" svg:height="1.191cm" svg:x="3.113cm" svg:y="15.26cm">
            <draw:text-box>
              <text:p text:style-name="P6"><text:span text:style-name="T2">sel_0</text:span></text:p>
            </draw:text-box>
          </draw:frame>
          <draw:frame draw:style-name="gr20" draw:text-style-name="P15" draw:layer="layout" svg:width="1.031cm" svg:height="4.469cm" svg:x="13.177cm" svg:y="5.421cm">
            <draw:text-box>
              <text:p>4</text:p>
              <text:p>X</text:p>
              <text:p>1</text:p>
              <text:p>M</text:p>
              <text:p>U</text:p>
              <text:p>X</text:p>
            </draw:text-box>
          </draw:frame>
          <draw:line draw:style-name="gr11" draw:text-style-name="P1" draw:layer="layout" svg:x1="15.097cm" svg:y1="6.715cm" svg:x2="14.716cm" svg:y2="8.493cm">
            <text:p/>
          </draw:line>
          <draw:frame draw:style-name="gr21" draw:text-style-name="P7" draw:layer="layout" svg:width="0.697cm" svg:height="0.721cm" svg:x="14.4cm" svg:y="8.493cm">
            <draw:text-box>
              <text:p text:style-name="P6"><text:span text:style-name="T2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02T16:03:24.474454596</meta:creation-date>
    <dc:date>2022-06-03T10:21:40.712072131</dc:date>
    <meta:editing-duration>PT18H17M55S</meta:editing-duration>
    <meta:editing-cycles>36</meta:editing-cycles>
    <meta:generator>LibreOffice/5.3.6.1$Linux_X86_64 LibreOffice_project/30$Build-1</meta:generator>
    <meta:document-statistic meta:object-count="48"/>
  </office:meta>
</office:document-meta>
</file>